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363000078B500003A369FEB2D89.svm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2cm" svg:stroke-color="#ffff00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draw:textarea-vertical-align="top"/>
    </style:style>
    <style:style style:name="gr5" style:family="graphic" style:parent-style-name="standard">
      <style:graphic-properties svg:stroke-width="0.1cm" svg:stroke-color="#000000" draw:marker-start-width="0.35cm" draw:marker-end-width="0.35cm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opacity="50%" draw:textarea-vertical-align="top" draw:shadow-opacity="50%"/>
    </style:style>
    <style:style style:name="gr7" style:family="graphic" style:parent-style-name="standard">
      <style:graphic-properties svg:stroke-width="0.1cm" svg:stroke-color="#000000" draw:marker-start-width="0.35cm" draw:marker-end-width="0.35cm" draw:opacity="50%" draw:textarea-vertical-align="middle" fo:padding-top="0.175cm" fo:padding-bottom="0.175cm" fo:padding-left="0.3cm" fo:padding-right="0.3cm" draw:shadow-opacity="50%"/>
    </style:style>
    <style:style style:name="gr8" style:family="graphic" style:parent-style-name="standard">
      <style:graphic-properties draw:opacity="50%" draw:textarea-vertical-align="middle" draw:shadow-opacity="50%"/>
    </style:style>
    <style:style style:name="gr9" style:family="graphic" style:parent-style-name="objectwithoutfill">
      <style:graphic-properties svg:stroke-width="0.2cm" svg:stroke-color="#ffff00" draw:marker-start-width="0.5cm" draw:marker-end="Arrow" draw:marker-end-width="0.6cm" draw:fill="none" draw:opacity="50%" draw:textarea-vertical-align="middle" fo:padding-top="0.225cm" fo:padding-bottom="0.225cm" fo:padding-left="0.35cm" fo:padding-right="0.35cm" draw:shadow-opacity="50%"/>
    </style:style>
    <style:style style:name="pr1" style:family="presentation" style:parent-style-name="lyt-darkblue-title">
      <style:graphic-properties draw:auto-grow-height="true" fo:min-height="3.507cm"/>
    </style:style>
    <style:style style:name="pr2" style:family="presentation" style:parent-style-name="lyt-darkblue-subtitle">
      <style:graphic-properties draw:fill-color="#ffffff" draw:auto-grow-height="true" fo:min-height="13.715cm"/>
    </style:style>
    <style:style style:name="pr3" style:family="presentation" style:parent-style-name="lyt-darkblue-notes">
      <style:graphic-properties draw:fill-color="#ffffff" draw:auto-grow-height="true" fo:min-height="11.41cm"/>
    </style:style>
    <style:style style:name="pr4" style:family="presentation" style:parent-style-name="lyt-darkblue-subtitle">
      <style:graphic-properties draw:fill-color="#ffffff" draw:auto-grow-height="true" fo:min-height="14.917cm"/>
    </style:style>
    <style:style style:name="pr5" style:family="presentation" style:parent-style-name="lyt-darkblue-subtitle">
      <style:graphic-properties draw:fill-color="#ffffff" draw:auto-grow-height="true" fo:min-height="9.109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margin-left="1cm" fo:margin-right="0cm" fo:text-align="start" fo:text-indent="0cm"/>
    </style:style>
    <style:style style:name="P4" style:family="paragraph">
      <style:paragraph-properties fo:text-align="start"/>
      <style:text-properties fo:color="#ffffff" fo:font-size="32pt" style:font-size-asian="32pt" style:font-size-complex="32pt"/>
    </style:style>
    <style:style style:name="P5" style:family="paragraph">
      <style:paragraph-properties fo:text-align="start"/>
      <style:text-properties fo:color="#ffffff" fo:font-size="36pt" style:font-size-asian="36pt" style:font-size-complex="36pt"/>
    </style:style>
    <style:style style:name="P6" style:family="paragraph">
      <style:text-properties fo:font-size="24pt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style:paragraph-properties fo:text-align="center"/>
      <style:text-properties fo:font-size="28pt" style:font-size-asian="28pt" style:font-size-complex="28pt"/>
    </style:style>
    <style:style style:name="P9" style:family="paragraph">
      <style:paragraph-properties fo:text-align="center"/>
      <style:text-properties fo:color="#ff0000" fo:font-size="28pt" style:font-size-asian="28pt" style:font-size-complex="28pt"/>
    </style:style>
    <style:style style:name="P10" style:family="paragraph">
      <style:paragraph-properties fo:text-align="center"/>
      <style:text-properties fo:color="#ff0000" fo:font-size="26pt" style:font-size-asian="26pt" style:font-size-complex="26pt"/>
    </style:style>
    <style:style style:name="T1" style:family="text">
      <style:text-properties fo:font-size="40pt" fo:language="uk" fo:country="UA" style:font-size-asian="40pt" style:font-size-complex="40pt"/>
    </style:style>
    <style:style style:name="T2" style:family="text">
      <style:text-properties fo:font-size="24pt" fo:language="uk" fo:country="UA" style:font-size-asian="24pt" style:font-size-complex="24pt"/>
    </style:style>
    <style:style style:name="T3" style:family="text">
      <style:text-properties fo:color="#ffffff" fo:font-size="32pt" style:font-size-asian="32pt" style:font-size-complex="32pt"/>
    </style:style>
    <style:style style:name="T4" style:family="text">
      <style:text-properties fo:color="#ffff00" fo:font-size="36pt" style:font-size-asian="36pt" style:font-size-complex="36pt"/>
    </style:style>
    <style:style style:name="T5" style:family="text">
      <style:text-properties fo:color="#ffffff" fo:font-size="36pt" style:font-size-asian="36pt" style:font-size-complex="36pt"/>
    </style:style>
    <style:style style:name="T6" style:family="text">
      <style:text-properties fo:color="#ffff00" fo:font-family="'Courier New'" style:font-family-generic="modern" style:font-pitch="fixed" fo:font-size="36pt" fo:font-weight="bold" style:font-size-asian="36pt" style:font-weight-asian="bold" style:font-size-complex="36pt" style:font-weight-complex="bold"/>
    </style:style>
    <style:style style:name="T7" style:family="text">
      <style:text-properties fo:color="#ffffff" fo:font-family="'Courier New'" style:font-family-generic="modern" style:font-pitch="fixed" fo:font-size="36pt" fo:font-weight="bold" style:font-size-asian="36pt" style:font-weight-asian="bold" style:font-size-complex="36pt" style:font-weight-complex="bold"/>
    </style:style>
    <style:style style:name="T8" style:family="text">
      <style:text-properties fo:color="#ffff00" fo:font-family="'Courier New'" style:font-family-generic="modern" style:font-pitch="fixed" fo:font-size="32pt" fo:font-weight="bold" style:font-size-asian="32pt" style:font-weight-asian="bold" style:font-size-complex="32pt" style:font-weight-complex="bold"/>
    </style:style>
    <style:style style:name="T9" style:family="text">
      <style:text-properties fo:color="#ffffff" fo:font-family="'Courier New'" style:font-family-generic="modern" style:font-pitch="fixed" fo:font-size="32pt" fo:font-weight="bold" style:font-size-asian="32pt" style:font-weight-asian="bold" style:font-size-complex="32pt" style:font-weight-complex="bold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color="#ffffff" fo:font-size="28pt" style:font-size-asian="28pt" style:font-size-complex="28pt"/>
    </style:style>
    <style:style style:name="T12" style:family="text">
      <style:text-properties fo:color="#ffff00" fo:font-family="'Courier New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13" style:family="text">
      <style:text-properties fo:color="#ffffff" fo:font-family="'Courier New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14" style:family="text">
      <style:text-properties fo:color="#ff0000" fo:font-size="28pt" style:font-size-asian="28pt" style:font-size-complex="28pt"/>
    </style:style>
    <style:style style:name="T15" style:family="text">
      <style:text-properties fo:color="#ff0000" fo:font-size="26pt" style:font-size-asian="26pt" style:font-size-complex="26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darkblue" presentation:presentation-page-layout-name="AL1T0">
        <draw:frame presentation:style-name="pr1" draw:layer="layout" svg:width="23.912cm" svg:height="4.116cm" svg:x="2.058cm" svg:y="0.48cm" presentation:class="title" presentation:user-transformed="true">
          <draw:text-box>
            <text:p text:style-name="P1"><text:span text:style-name="T1">Технології розробки алгоритмів розв'язання інженерних задач</text:span><text:span text:style-name="T1"><text:line-break/></text:span><text:span text:style-name="T2">Лекція №8</text:span></text:p>
          </draw:text-box>
        </draw:frame>
        <draw:frame presentation:style-name="pr2" draw:text-style-name="P4" draw:layer="layout" svg:width="24.369cm" svg:height="13.795cm" svg:x="2.058cm" svg:y="5.413cm" presentation:class="subtitle" presentation:user-transformed="true">
          <draw:text-box>
            <text:p text:style-name="P2"><text:span text:style-name="T3">7. Алгоритми на деревах</text:span></text:p>
            <text:p text:style-name="P3"><text:span text:style-name="T3">7.1. Бінарне дерево. Організація, реалізація з розділенням даних та алгоритмами керування даними.</text:span></text:p>
            <text:p text:style-name="P3"><text:span text:style-name="T3">7.2. Додавання елементу до дерева, рівномірне заповнення. Сортоване дерево.</text:span></text:p>
            <text:p text:style-name="P3"><text:span text:style-name="T3">7.3. Сортування в дереві. Складність алгоритму. Операції над структурою дерева: поворот вліво/вправо.</text:span></text:p>
            <text:p text:style-name="P3"><text:span text:style-name="T3">7.4. Гра «Зоопарк». Реалізація статичного бінарного дерева у масиві.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1" presentation:class="page"/>
          <draw:frame presentation:style-name="pr3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darkblue" presentation:presentation-page-layout-name="AL1T0">
        <draw:frame presentation:style-name="pr1" draw:layer="layout" svg:width="23.912cm" svg:height="3.507cm" svg:x="2.058cm" svg:y="0.784cm" presentation:class="title" presentation:user-transformed="true">
          <draw:text-box>
            <text:p text:style-name="P1"><text:span text:style-name="T1">Алгоритми на деревах</text:span><text:span text:style-name="T1"><text:line-break/></text:span><text:span text:style-name="T2">Поняття дерев</text:span>а</text:p>
          </draw:text-box>
        </draw:frame>
        <draw:frame presentation:style-name="pr4" draw:text-style-name="P5" draw:layer="layout" svg:width="24.369cm" svg:height="14.917cm" svg:x="2.058cm" svg:y="4.291cm" presentation:class="subtitle" presentation:user-transformed="true">
          <draw:text-box>
            <text:p text:style-name="P2"><text:span text:style-name="T4">Дерево</text:span><text:span text:style-name="T5"> — множина зв'язаних посиланнями елементів. </text:span></text:p>
            <text:p text:style-name="P2"><text:span text:style-name="T5"/></text:p>
            <text:p text:style-name="P2"><text:span text:style-name="T5">Елемент на який не має посилання з інших елементів називається </text:span><text:span text:style-name="T4">коренем дерева</text:span><text:span text:style-name="T5">.</text:span></text:p>
            <text:p text:style-name="P2"><text:span text:style-name="T5"/></text:p>
            <text:p text:style-name="P2"><text:span text:style-name="T5">Якщо в дереві елементи містять не більше двох посилань на наступні елементи, то таке </text:span><text:span text:style-name="T4">дерево називають бінарним</text:span><text:span text:style-name="T5">.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2" presentation:class="page"/>
          <draw:frame presentation:style-name="pr3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darkblue" presentation:presentation-page-layout-name="AL1T0">
        <draw:frame presentation:style-name="pr1" draw:layer="layout" svg:width="23.912cm" svg:height="3.507cm" svg:x="2.058cm" svg:y="0.784cm" presentation:class="title" presentation:user-transformed="true">
          <draw:text-box>
            <text:p text:style-name="P1"><text:span text:style-name="T1">Алгоритми на деревах</text:span><text:span text:style-name="T1"><text:line-break/></text:span><text:span text:style-name="T2">Поняття дерев</text:span>а</text:p>
          </draw:text-box>
        </draw:frame>
        <draw:frame draw:style-name="gr2" draw:text-style-name="P1" draw:layer="layout" svg:width="23.45cm" svg:height="12cm" svg:x="2.8cm" svg:y="5.2cm">
          <draw:image xlink:href="Pictures/20000363000078B500003A369FEB2D89.svm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8cm" svg:x="3.647cm" svg:y="2.853cm" draw:page-number="3" presentation:class="page"/>
          <draw:frame presentation:style-name="pr3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darkblue" presentation:presentation-page-layout-name="AL1T0">
        <draw:frame presentation:style-name="pr1" draw:layer="layout" svg:width="23.912cm" svg:height="3.507cm" svg:x="2.058cm" svg:y="0.784cm" presentation:class="title" presentation:user-transformed="true">
          <draw:text-box>
            <text:p text:style-name="P1"><text:span text:style-name="T1">Алгоритми на деревах</text:span><text:span text:style-name="T1"><text:line-break/></text:span><text:span text:style-name="T2">Поняття дерев</text:span>а</text:p>
          </draw:text-box>
        </draw:frame>
        <draw:frame presentation:style-name="pr4" draw:text-style-name="P5" draw:layer="layout" svg:width="24.369cm" svg:height="15.762cm" svg:x="2.058cm" svg:y="3.869cm" presentation:class="subtitle" presentation:user-transformed="true">
          <draw:text-box>
            <text:p text:style-name="P2"><text:span text:style-name="T5">Клас елементу бінарного дерева:</text:span></text:p>
            <text:p text:style-name="P2"><text:span text:style-name="T5"/></text:p>
            <text:p text:style-name="P2"><text:span text:style-name="T6">class</text:span><text:span text:style-name="T7"> CElement{</text:span></text:p>
            <text:p text:style-name="P2"><text:span text:style-name="T7"><text:tab/></text:span><text:span text:style-name="T6">public</text:span><text:span text:style-name="T7">:</text:span></text:p>
            <text:p text:style-name="P2"><text:span text:style-name="T7"><text:s text:c="6"/></text:span><text:span text:style-name="T7">CElement(int A);</text:span></text:p>
            <text:p text:style-name="P2"><text:span text:style-name="T7"><text:s text:c="6"/></text:span><text:span text:style-name="T6">int</text:span><text:span text:style-name="T7"> N; <text:s/></text:span></text:p>
            <text:p text:style-name="P2"><text:span text:style-name="T7"><text:s text:c="6"/></text:span><text:span text:style-name="T7">CElement *left, *right;</text:span></text:p>
            <text:p text:style-name="P2"><text:span text:style-name="T7">};</text:span></text:p>
            <text:p text:style-name="P2"><text:span text:style-name="T7">//Конструктор</text:span></text:p>
            <text:p text:style-name="P2"><text:span text:style-name="T7">Celement::CElement(</text:span><text:span text:style-name="T6">int</text:span><text:span text:style-name="T7"> A=0)</text:span></text:p>
            <text:p text:style-name="P2"><text:span text:style-name="T7">{ left=right=NULL; <text:s/>N=A; }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4" presentation:class="page"/>
          <draw:frame presentation:style-name="pr3" draw:text-style-name="P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darkblue" presentation:presentation-page-layout-name="AL1T0">
        <draw:frame presentation:style-name="pr1" draw:layer="layout" svg:width="23.912cm" svg:height="3.507cm" svg:x="2.058cm" svg:y="0.784cm" presentation:class="title" presentation:user-transformed="true">
          <draw:text-box>
            <text:p text:style-name="P1"><text:span text:style-name="T1">Алгоритми на деревах</text:span><text:span text:style-name="T1"><text:line-break/></text:span><text:span text:style-name="T2">Поняття дерев</text:span>а</text:p>
          </draw:text-box>
        </draw:frame>
        <draw:frame presentation:style-name="pr4" draw:text-style-name="P5" draw:layer="layout" svg:width="24.369cm" svg:height="15.796cm" svg:x="2.058cm" svg:y="3.852cm" presentation:class="subtitle" presentation:user-transformed="true">
          <draw:text-box>
            <text:p text:style-name="P2"><text:span text:style-name="T5">Клас керування бінарним деревом:</text:span></text:p>
            <text:p text:style-name="P2"><text:span text:style-name="T6">class</text:span><text:span text:style-name="T7"> CBynary{</text:span></text:p>
            <text:p text:style-name="P2"><text:span text:style-name="T7"><text:tab/></text:span><text:span text:style-name="T6">public</text:span><text:span text:style-name="T7">:</text:span></text:p>
            <text:p text:style-name="P2"><text:span text:style-name="T7"><text:s text:c="6"/></text:span><text:span text:style-name="T7">Cbynary();</text:span></text:p>
            <text:p text:style-name="P2"><text:span text:style-name="T7"><text:s text:c="6"/></text:span><text:span text:style-name="T7">//Дії з деревом</text:span></text:p>
            <text:p text:style-name="P2"><text:span text:style-name="T7"><text:s text:c="2"/></text:span><text:span text:style-name="T6">private</text:span><text:span text:style-name="T7">:</text:span></text:p>
            <text:p text:style-name="P2"><text:span text:style-name="T7"><text:s text:c="6"/></text:span><text:span text:style-name="T7">CElement *Root,*Now;</text:span></text:p>
            <text:p text:style-name="P2"><text:span text:style-name="T7">};</text:span></text:p>
            <text:p text:style-name="P2"><text:span text:style-name="T7">//Конструктор</text:span></text:p>
            <text:p text:style-name="P2"><text:span text:style-name="T7">CBynary::CBynary()</text:span></text:p>
            <text:p text:style-name="P2"><text:span text:style-name="T7">{ Root=NULL; }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5" presentation:class="page"/>
          <draw:frame presentation:style-name="pr3" draw:text-style-name="P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darkblue" presentation:presentation-page-layout-name="AL1T0">
        <draw:frame presentation:style-name="pr1" draw:layer="layout" svg:width="23.912cm" svg:height="3.507cm" svg:x="2.058cm" svg:y="0.784cm" presentation:class="title" presentation:user-transformed="true">
          <draw:text-box>
            <text:p text:style-name="P1"><text:span text:style-name="T1">Алгоритми на деревах</text:span><text:span text:style-name="T1"><text:line-break/></text:span><text:span text:style-name="T2">Основні операції</text:span></text:p>
          </draw:text-box>
        </draw:frame>
        <draw:frame presentation:style-name="pr4" draw:text-style-name="P5" draw:layer="layout" svg:width="24.369cm" svg:height="15.49cm" svg:x="2.058cm" svg:y="4.005cm" presentation:class="subtitle" presentation:user-transformed="true">
          <draw:text-box>
            <text:p text:style-name="P2"><text:span text:style-name="T5">Клас керування бінарним деревом. Дії з елементами:</text:span></text:p>
            <text:p text:style-name="P3"><text:span text:style-name="T5">1) Додати елемент до теперішнього як лівий або правий.</text:span></text:p>
            <text:p text:style-name="P3"><text:span text:style-name="T5">2) Отримати теперішній елемент.</text:span></text:p>
            <text:p text:style-name="P3"><text:span text:style-name="T5">3) Зробити теперішнім кореневий.</text:span></text:p>
            <text:p text:style-name="P3"><text:span text:style-name="T5">4) Зробити теперішнім лівий, правий.</text:span></text:p>
            <text:p text:style-name="P3"><text:span text:style-name="T5">5) Знайти елемент.</text:span></text:p>
            <text:p text:style-name="P3"><text:span text:style-name="T5">6) Вилучити теперішній елемент.</text:span></text:p>
            <text:p text:style-name="P3"><text:span text:style-name="T5">7) Очистити дерево.</text:span></text:p>
            <text:p text:style-name="P2"><text:span text:style-name="T7"/></text:p>
          </draw:text-box>
        </draw:frame>
        <presentation:notes draw:style-name="dp2">
          <draw:page-thumbnail draw:style-name="gr1" draw:layer="layout" svg:width="13.706cm" svg:height="10.28cm" svg:x="3.647cm" svg:y="2.853cm" draw:page-number="6" presentation:class="page"/>
          <draw:frame presentation:style-name="pr3" draw:text-style-name="P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darkblue" presentation:presentation-page-layout-name="AL1T0">
        <draw:frame presentation:style-name="pr1" draw:layer="layout" svg:width="23.912cm" svg:height="3.507cm" svg:x="2.058cm" svg:y="0.784cm" presentation:class="title" presentation:user-transformed="true">
          <draw:text-box>
            <text:p text:style-name="P1"><text:span text:style-name="T1">Алгоритми на деревах</text:span><text:span text:style-name="T1"><text:line-break/></text:span><text:span text:style-name="T2">Основні операції</text:span></text:p>
          </draw:text-box>
        </draw:frame>
        <draw:frame presentation:style-name="pr5" draw:text-style-name="P5" draw:layer="layout" svg:width="26.4cm" svg:height="11.89cm" svg:x="0.9cm" svg:y="4.102cm" presentation:class="subtitle" presentation:user-transformed="true">
          <draw:text-box>
            <text:p text:style-name="P2"><text:span text:style-name="T5">1) Додати елемент до теперішнього як лівий або правий.</text:span></text:p>
            <text:p text:style-name="P2"><text:span text:style-name="T5"/></text:p>
            <text:p text:style-name="P7"><text:span text:style-name="T8">int</text:span><text:span text:style-name="T9"> CBynary::addLeft(CElement *E)</text:span></text:p>
            <text:p text:style-name="P7"><text:span text:style-name="T9">{</text:span></text:p>
            <text:p text:style-name="P7"><text:span text:style-name="T9"><text:s text:c="2"/></text:span><text:span text:style-name="T8">if</text:span><text:span text:style-name="T9">( (Now!=NULL)</text:span><text:span text:style-name="T8">&amp;&amp;</text:span><text:span text:style-name="T9">(Now-&gt;left==NULL) )</text:span></text:p>
            <text:p text:style-name="P7"><text:span text:style-name="T9"><text:s text:c="2"/></text:span><text:span text:style-name="T9">{ Now-&gt;left = E; </text:span><text:span text:style-name="T8">return</text:span><text:span text:style-name="T9"> 1;}</text:span></text:p>
            <text:p text:style-name="P7"><text:span text:style-name="T9"><text:s text:c="2"/></text:span><text:span text:style-name="T8">return</text:span><text:span text:style-name="T9"> 0;</text:span></text:p>
            <text:p text:style-name="P7"><text:span text:style-name="T9">}</text:span></text:p>
          </draw:text-box>
        </draw:frame>
        <draw:line draw:style-name="gr3" draw:text-style-name="P1" draw:layer="layout" svg:x1="22.3cm" svg:y1="15.4cm" svg:x2="20.6cm" svg:y2="16.8cm">
          <text:p/>
        </draw:line>
        <draw:g>
          <draw:rect draw:style-name="gr4" draw:text-style-name="P8" draw:layer="layout" svg:width="3.4cm" svg:height="2.8cm" svg:x="22.2cm" svg:y="12.8cm">
            <text:p text:style-name="P1"><text:span text:style-name="T10">Now</text:span></text:p>
          </draw:rect>
          <draw:rect draw:style-name="gr5" draw:text-style-name="P8" draw:layer="layout" svg:width="1.4cm" svg:height="1.4cm" svg:x="24.15cm" svg:y="14.15cm">
            <text:p text:style-name="P1"><text:span text:style-name="T10">П</text:span></text:p>
          </draw:rect>
          <draw:rect draw:style-name="gr5" draw:text-style-name="P8" draw:layer="layout" svg:width="1.4cm" svg:height="1.4cm" svg:x="22.15cm" svg:y="14.15cm">
            <text:p text:style-name="P1"><text:span text:style-name="T10">Л</text:span></text:p>
          </draw:rect>
        </draw:g>
        <draw:g>
          <draw:rect draw:style-name="gr4" draw:text-style-name="P8" draw:layer="layout" svg:width="3.4cm" svg:height="2.8cm" svg:x="17.25cm" svg:y="16.8cm">
            <text:p text:style-name="P1"><text:span text:style-name="T10">Е</text:span></text:p>
          </draw:rect>
          <draw:rect draw:style-name="gr5" draw:text-style-name="P8" draw:layer="layout" svg:width="1.4cm" svg:height="1.4cm" svg:x="19.2cm" svg:y="18.15cm">
            <text:p text:style-name="P1"><text:span text:style-name="T10">П</text:span></text:p>
          </draw:rect>
          <draw:rect draw:style-name="gr5" draw:text-style-name="P8" draw:layer="layout" svg:width="1.4cm" svg:height="1.4cm" svg:x="17.2cm" svg:y="18.15cm">
            <text:p text:style-name="P1"><text:span text:style-name="T10">Л</text:span></text:p>
          </draw:rect>
        </draw:g>
        <presentation:notes draw:style-name="dp2">
          <draw:page-thumbnail draw:style-name="gr1" draw:layer="layout" svg:width="13.706cm" svg:height="10.28cm" svg:x="3.647cm" svg:y="2.853cm" draw:page-number="7" presentation:class="page"/>
          <draw:frame presentation:style-name="pr3" draw:text-style-name="P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darkblue" presentation:presentation-page-layout-name="AL1T0">
        <draw:frame presentation:style-name="pr1" draw:layer="layout" svg:width="23.912cm" svg:height="3.507cm" svg:x="2.058cm" svg:y="0.784cm" presentation:class="title" presentation:user-transformed="true">
          <draw:text-box>
            <text:p text:style-name="P1"><text:span text:style-name="T1">Алгоритми на деревах</text:span><text:span text:style-name="T1"><text:line-break/></text:span><text:span text:style-name="T2">Основні операції</text:span></text:p>
          </draw:text-box>
        </draw:frame>
        <draw:frame presentation:style-name="pr5" draw:text-style-name="P5" draw:layer="layout" svg:width="26.4cm" svg:height="9.109cm" svg:x="0.9cm" svg:y="5.491cm" presentation:class="subtitle" presentation:user-transformed="true">
          <draw:text-box>
            <text:p text:style-name="P3"><text:span text:style-name="T5">2) Отримати теперішній елемент.</text:span></text:p>
            <text:p text:style-name="P2"><text:span text:style-name="T5"/></text:p>
            <text:p text:style-name="P7"><text:span text:style-name="T8">CElement</text:span><text:span text:style-name="T9"> CBynary::getNow()</text:span></text:p>
            <text:p text:style-name="P7"><text:span text:style-name="T9">{</text:span></text:p>
            <text:p text:style-name="P7"><text:span text:style-name="T9"><text:s text:c="2"/></text:span><text:span text:style-name="T8">return</text:span><text:span text:style-name="T9"> Now;</text:span></text:p>
            <text:p text:style-name="P7"><text:span text:style-name="T9">}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8" presentation:class="page"/>
          <draw:frame presentation:style-name="pr3" draw:text-style-name="P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darkblue" presentation:presentation-page-layout-name="AL1T0">
        <draw:frame presentation:style-name="pr1" draw:layer="layout" svg:width="23.912cm" svg:height="3.507cm" svg:x="2.058cm" svg:y="0.784cm" presentation:class="title" presentation:user-transformed="true">
          <draw:text-box>
            <text:p text:style-name="P1"><text:span text:style-name="T1">Алгоритми на деревах</text:span><text:span text:style-name="T1"><text:line-break/></text:span><text:span text:style-name="T2">Основні операції</text:span></text:p>
          </draw:text-box>
        </draw:frame>
        <draw:frame presentation:style-name="pr5" draw:text-style-name="P5" draw:layer="layout" svg:width="26.4cm" svg:height="9.109cm" svg:x="0.9cm" svg:y="5.491cm" presentation:class="subtitle" presentation:user-transformed="true">
          <draw:text-box>
            <text:p text:style-name="P3"><text:span text:style-name="T5">3) Зробити теперішнім кореневий.</text:span></text:p>
            <text:p text:style-name="P2"><text:span text:style-name="T5"/></text:p>
            <text:p text:style-name="P7"><text:span text:style-name="T8">void</text:span><text:span text:style-name="T9"> CBynary::toRoot()</text:span></text:p>
            <text:p text:style-name="P7"><text:span text:style-name="T9">{</text:span></text:p>
            <text:p text:style-name="P7"><text:span text:style-name="T9"><text:s text:c="2"/></text:span><text:span text:style-name="T9">Now = Root;</text:span></text:p>
            <text:p text:style-name="P7"><text:span text:style-name="T9">}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9" presentation:class="page"/>
          <draw:frame presentation:style-name="pr3" draw:text-style-name="P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darkblue" presentation:presentation-page-layout-name="AL1T0">
        <draw:frame presentation:style-name="pr1" draw:layer="layout" svg:width="23.912cm" svg:height="3.507cm" svg:x="2.058cm" svg:y="0.784cm" presentation:class="title" presentation:user-transformed="true">
          <draw:text-box>
            <text:p text:style-name="P1"><text:span text:style-name="T1">Алгоритми на деревах</text:span><text:span text:style-name="T1"><text:line-break/></text:span><text:span text:style-name="T2">Основні операції</text:span></text:p>
          </draw:text-box>
        </draw:frame>
        <draw:frame presentation:style-name="pr5" draw:text-style-name="P5" draw:layer="layout" svg:width="26.4cm" svg:height="9.109cm" svg:x="0.9cm" svg:y="5.491cm" presentation:class="subtitle" presentation:user-transformed="true">
          <draw:text-box>
            <text:p text:style-name="P3"><text:span text:style-name="T5">4) Зробити теперішнім лівий, правий.</text:span></text:p>
            <text:p text:style-name="P2"><text:span text:style-name="T5"/></text:p>
            <text:p text:style-name="P7"><text:span text:style-name="T8">void</text:span><text:span text:style-name="T9"> CBynary::toLeft()</text:span></text:p>
            <text:p text:style-name="P7"><text:span text:style-name="T9">{</text:span></text:p>
            <text:p text:style-name="P7"><text:span text:style-name="T9"><text:s text:c="2"/></text:span><text:span text:style-name="T9">Now = Now-&gt;left;</text:span></text:p>
            <text:p text:style-name="P7"><text:span text:style-name="T9">}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10" presentation:class="page"/>
          <draw:frame presentation:style-name="pr3" draw:text-style-name="P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darkblue" presentation:presentation-page-layout-name="AL1T0">
        <draw:frame presentation:style-name="pr1" draw:layer="layout" svg:width="23.912cm" svg:height="3.507cm" svg:x="2.058cm" svg:y="0.784cm" presentation:class="title" presentation:user-transformed="true">
          <draw:text-box>
            <text:p text:style-name="P1"><text:span text:style-name="T1">Алгоритми на деревах</text:span><text:span text:style-name="T1"><text:line-break/></text:span><text:span text:style-name="T2">Основні операції</text:span></text:p>
          </draw:text-box>
        </draw:frame>
        <draw:frame presentation:style-name="pr5" draw:text-style-name="P5" draw:layer="layout" svg:width="26.4cm" svg:height="14.322cm" svg:x="0.8cm" svg:y="4.6cm" presentation:class="subtitle" presentation:user-transformed="true">
          <draw:text-box>
            <text:p text:style-name="P3"><text:span text:style-name="T5">5) Знайти елемент.</text:span></text:p>
            <text:p text:style-name="P2"><text:span text:style-name="T5"/></text:p>
            <text:p text:style-name="P7"><text:span text:style-name="T8">int</text:span><text:span text:style-name="T9"> CBynary::find(CElement *E)</text:span></text:p>
            <text:p text:style-name="P7"><text:span text:style-name="T9">{ Now = Root;</text:span></text:p>
            <text:p text:style-name="P7"><text:span text:style-name="T9"><text:s text:c="2"/></text:span><text:span text:style-name="T9">if( Now==E ){ </text:span><text:span text:style-name="T8">return</text:span><text:span text:style-name="T9"> 1; }</text:span></text:p>
            <text:p text:style-name="P7"><text:span text:style-name="T9"><text:s text:c="2"/></text:span><text:span text:style-name="T9">if(findNext(Now-&gt;left,E)==0)</text:span></text:p>
            <text:p text:style-name="P7"><text:span text:style-name="T9"><text:s text:c="2"/></text:span><text:span text:style-name="T9">{ if(findNext(Now-&gt;right,E)==0)</text:span></text:p>
            <text:p text:style-name="P7"><text:span text:style-name="T9"><text:s text:c="4"/></text:span><text:span text:style-name="T9">{ </text:span><text:span text:style-name="T8">return</text:span><text:span text:style-name="T9"> 0; }</text:span></text:p>
            <text:p text:style-name="P7"><text:span text:style-name="T9"><text:s text:c="2"/></text:span><text:span text:style-name="T9">}</text:span></text:p>
            <text:p text:style-name="P7"><text:span text:style-name="T9"><text:s text:c="2"/></text:span><text:span text:style-name="T8">return</text:span><text:span text:style-name="T9"> 1;</text:span></text:p>
            <text:p text:style-name="P7"><text:span text:style-name="T9">}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11" presentation:class="page"/>
          <draw:frame presentation:style-name="pr3" draw:text-style-name="P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darkblue" presentation:presentation-page-layout-name="AL1T0">
        <draw:frame presentation:style-name="pr1" draw:layer="layout" svg:width="23.912cm" svg:height="3.507cm" svg:x="2.058cm" svg:y="0.784cm" presentation:class="title" presentation:user-transformed="true">
          <draw:text-box>
            <text:p text:style-name="P1"><text:span text:style-name="T1">Алгоритми на деревах</text:span><text:span text:style-name="T1"><text:line-break/></text:span><text:span text:style-name="T2">Основні операції</text:span></text:p>
          </draw:text-box>
        </draw:frame>
        <draw:frame presentation:style-name="pr5" draw:text-style-name="P5" draw:layer="layout" svg:width="26.4cm" svg:height="15.601cm" svg:x="0.8cm" svg:y="3.961cm" presentation:class="subtitle" presentation:user-transformed="true">
          <draw:text-box>
            <text:p text:style-name="P3"><text:span text:style-name="T5">5) Знайти елемент.</text:span></text:p>
            <text:p text:style-name="P2"><text:span text:style-name="T5"/></text:p>
            <text:p text:style-name="P7"><text:span text:style-name="T8">int</text:span><text:span text:style-name="T9"> CBynary::findNext(CElement *Tut,</text:span></text:p>
            <text:p text:style-name="P7"><text:span text:style-name="T9"><text:s text:c="22"/></text:span><text:span text:style-name="T9">CElement *E)</text:span></text:p>
            <text:p text:style-name="P7"><text:span text:style-name="T9">{ if( Tut==NULL ) </text:span><text:span text:style-name="T8">return</text:span><text:span text:style-name="T9"> 0;</text:span></text:p>
            <text:p text:style-name="P7"><text:span text:style-name="T9"><text:s text:c="2"/></text:span><text:span text:style-name="T9">if( Tut==E ){ Now=Tut; </text:span><text:span text:style-name="T8">return</text:span><text:span text:style-name="T9"> 1; }</text:span></text:p>
            <text:p text:style-name="P7"><text:span text:style-name="T9"><text:s text:c="2"/></text:span><text:span text:style-name="T9">if(findNext(Tut-&gt;left,E)==0)</text:span></text:p>
            <text:p text:style-name="P7"><text:span text:style-name="T9"><text:s text:c="2"/></text:span><text:span text:style-name="T9">{ if(findNext(Tut-&gt;right,E)==0)</text:span></text:p>
            <text:p text:style-name="P7"><text:span text:style-name="T9"><text:s text:c="4"/></text:span><text:span text:style-name="T9">{ </text:span><text:span text:style-name="T8">return</text:span><text:span text:style-name="T9"> 0; }</text:span></text:p>
            <text:p text:style-name="P7"><text:span text:style-name="T9"><text:s text:c="2"/></text:span><text:span text:style-name="T9">}</text:span></text:p>
            <text:p text:style-name="P7"><text:span text:style-name="T9"><text:s text:c="2"/></text:span><text:span text:style-name="T8">return</text:span><text:span text:style-name="T9"> 1;</text:span></text:p>
            <text:p text:style-name="P7"><text:span text:style-name="T9">}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12" presentation:class="page"/>
          <draw:frame presentation:style-name="pr3" draw:text-style-name="P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darkblue" presentation:presentation-page-layout-name="AL1T0">
        <draw:frame presentation:style-name="pr1" draw:layer="layout" svg:width="23.912cm" svg:height="3.507cm" svg:x="2.058cm" svg:y="0.784cm" presentation:class="title" presentation:user-transformed="true">
          <draw:text-box>
            <text:p text:style-name="P1"><text:span text:style-name="T1">Алгоритми на деревах</text:span><text:span text:style-name="T1"><text:line-break/></text:span><text:span text:style-name="T2">Основні операції</text:span></text:p>
          </draw:text-box>
        </draw:frame>
        <draw:frame presentation:style-name="pr5" draw:text-style-name="P5" draw:layer="layout" svg:width="26.4cm" svg:height="15.601cm" svg:x="0.8cm" svg:y="3.964cm" presentation:class="subtitle" presentation:user-transformed="true">
          <draw:text-box>
            <text:p text:style-name="P3"><text:span text:style-name="T5">6) Вилучити теперішній елемент.</text:span></text:p>
            <text:p text:style-name="P2"><text:span text:style-name="T5"/></text:p>
            <text:p text:style-name="P7"><text:span text:style-name="T8">int</text:span><text:span text:style-name="T9"> CBynary::delete()</text:span></text:p>
            <text:p text:style-name="P7"><text:span text:style-name="T9">{ </text:span></text:p>
            <text:p text:style-name="P7"><text:span text:style-name="T9"><text:s text:c="2"/></text:span><text:span text:style-name="T9">if( Now!=NULL &amp;&amp; </text:span></text:p>
            <text:p text:style-name="P7"><text:span text:style-name="T9"><text:s text:c="6"/></text:span><text:span text:style-name="T9">Now-&gt;left==NULL &amp;&amp; </text:span></text:p>
            <text:p text:style-name="P7"><text:span text:style-name="T9"><text:s text:c="6"/></text:span><text:span text:style-name="T9">Now-&gt;right==NULL )</text:span></text:p>
            <text:p text:style-name="P7"><text:span text:style-name="T9"><text:s text:c="2"/></text:span><text:span text:style-name="T9">{</text:span></text:p>
            <text:p text:style-name="P7"><text:span text:style-name="T9"><text:s text:c="4"/></text:span><text:span text:style-name="T9">delete Now; Now=Root; </text:span><text:span text:style-name="T8">return</text:span><text:span text:style-name="T9"> 1;</text:span></text:p>
            <text:p text:style-name="P7"><text:span text:style-name="T9"><text:s text:c="2"/></text:span><text:span text:style-name="T9">}</text:span></text:p>
            <text:p text:style-name="P7"><text:span text:style-name="T9"><text:s text:c="2"/></text:span><text:span text:style-name="T9">return 0;</text:span></text:p>
            <text:p text:style-name="P7"><text:span text:style-name="T9">}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13" presentation:class="page"/>
          <draw:frame presentation:style-name="pr3" draw:text-style-name="P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darkblue" presentation:presentation-page-layout-name="AL1T0">
        <draw:frame presentation:style-name="pr1" draw:layer="layout" svg:width="23.912cm" svg:height="3.507cm" svg:x="2.058cm" svg:y="0.784cm" presentation:class="title" presentation:user-transformed="true">
          <draw:text-box>
            <text:p text:style-name="P1"><text:span text:style-name="T1">Алгоритми на деревах</text:span><text:span text:style-name="T1"><text:line-break/></text:span><text:span text:style-name="T2">Основні операції</text:span></text:p>
          </draw:text-box>
        </draw:frame>
        <draw:frame presentation:style-name="pr5" draw:text-style-name="P5" draw:layer="layout" svg:width="26.4cm" svg:height="16.027cm" svg:x="0.8cm" svg:y="3.755cm" presentation:class="subtitle" presentation:user-transformed="true">
          <draw:text-box>
            <text:p text:style-name="P3"><text:span text:style-name="T5">7) Вилучити всі елементи.</text:span></text:p>
            <text:p text:style-name="P2"><text:span text:style-name="T11"/></text:p>
            <text:p text:style-name="P7"><text:span text:style-name="T12">int</text:span><text:span text:style-name="T13"> CBynary::deleteAll(CElement *E=NULL)</text:span></text:p>
            <text:p text:style-name="P7"><text:span text:style-name="T13">{ </text:span></text:p>
            <text:p text:style-name="P7"><text:span text:style-name="T13"><text:s/></text:span><text:span text:style-name="T12">if</text:span><text:span text:style-name="T13">( E!=</text:span><text:span text:style-name="T12">NULL</text:span><text:span text:style-name="T13"> )</text:span></text:p>
            <text:p text:style-name="P7"><text:span text:style-name="T13"><text:s/></text:span><text:span text:style-name="T13">{</text:span><text:span text:style-name="T12">if</text:span><text:span text:style-name="T13">(E-&gt;left!=</text:span><text:span text:style-name="T12">NULL</text:span><text:span text:style-name="T13">) deleteAll(E-&gt;left);</text:span></text:p>
            <text:p text:style-name="P7"><text:span text:style-name="T13"><text:s text:c="2"/></text:span><text:span text:style-name="T12">if</text:span><text:span text:style-name="T13">(E-&gt;right!=</text:span><text:span text:style-name="T12">NULL</text:span><text:span text:style-name="T13">) deleteAll(E-&gt;right);</text:span></text:p>
            <text:p text:style-name="P7"><text:span text:style-name="T13"><text:s text:c="2"/></text:span><text:span text:style-name="T12">delete</text:span><text:span text:style-name="T13"> E;</text:span></text:p>
            <text:p text:style-name="P7"><text:span text:style-name="T13"><text:s text:c="2"/></text:span><text:span text:style-name="T12">return</text:span><text:span text:style-name="T13"> 1;</text:span></text:p>
            <text:p text:style-name="P7"><text:span text:style-name="T13"><text:s/></text:span><text:span text:style-name="T13">} </text:span></text:p>
            <text:p text:style-name="P7"><text:span text:style-name="T13"><text:s/></text:span><text:span text:style-name="T12">if</text:span><text:span text:style-name="T13">(Root==</text:span><text:span text:style-name="T12">NULL</text:span><text:span text:style-name="T13">) </text:span><text:span text:style-name="T12">return</text:span><text:span text:style-name="T13"> 0;</text:span></text:p>
            <text:p text:style-name="P7"><text:span text:style-name="T13"><text:s/></text:span><text:span text:style-name="T13">deleteAll(Root); Now = </text:span><text:span text:style-name="T12">NULL</text:span><text:span text:style-name="T13">; Root = </text:span><text:span text:style-name="T12">NULL</text:span><text:span text:style-name="T13">;</text:span></text:p>
            <text:p text:style-name="P7"><text:span text:style-name="T13"><text:s/></text:span><text:span text:style-name="T12">return</text:span><text:span text:style-name="T13"> 1; <text:s text:c="7"/></text:span></text:p>
            <text:p text:style-name="P7"><text:span text:style-name="T13">}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14" presentation:class="page"/>
          <draw:frame presentation:style-name="pr3" draw:text-style-name="P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5" draw:style-name="dp1" draw:master-page-name="lyt-darkblue" presentation:presentation-page-layout-name="AL1T0">
        <draw:frame presentation:style-name="pr1" draw:layer="layout" svg:width="23.912cm" svg:height="3.507cm" svg:x="2.058cm" svg:y="0.784cm" presentation:class="title" presentation:user-transformed="true">
          <draw:text-box>
            <text:p text:style-name="P1"><text:span text:style-name="T1">Алгоритми на деревах</text:span><text:span text:style-name="T1"><text:line-break/></text:span><text:span text:style-name="T2">Гра “зоопарк”</text:span></text:p>
          </draw:text-box>
        </draw:frame>
        <draw:line draw:style-name="gr3" draw:text-style-name="P1" draw:layer="layout" svg:x1="6.8cm" svg:y1="11cm" svg:x2="4.6cm" svg:y2="12.3cm">
          <text:p/>
        </draw:line>
        <draw:g>
          <draw:rect draw:style-name="gr4" draw:text-style-name="P8" draw:layer="layout" svg:width="5.322cm" svg:height="2.8cm" svg:x="11.478cm" svg:y="4.4cm">
            <text:p text:style-name="P1"><text:span text:style-name="T10">Шия довга?</text:span></text:p>
          </draw:rect>
          <draw:rect draw:style-name="gr5" draw:text-style-name="P8" draw:layer="layout" svg:width="2.192cm" svg:height="1.4cm" svg:x="14.53cm" svg:y="5.75cm">
            <text:p text:style-name="P1"><text:span text:style-name="T10">Ні</text:span></text:p>
          </draw:rect>
          <draw:rect draw:style-name="gr5" draw:text-style-name="P8" draw:layer="layout" svg:width="2.191cm" svg:height="1.4cm" svg:x="11.4cm" svg:y="5.75cm">
            <text:p text:style-name="P1"><text:span text:style-name="T10">Так</text:span></text:p>
          </draw:rect>
        </draw:g>
        <draw:g>
          <draw:rect draw:style-name="gr4" draw:text-style-name="P8" draw:layer="layout" svg:width="5.322cm" svg:height="2.8cm" svg:x="6.778cm" svg:y="8.3cm">
            <text:p text:style-name="P1"><text:span text:style-name="T10">Ноги є?</text:span></text:p>
          </draw:rect>
          <draw:rect draw:style-name="gr5" draw:text-style-name="P8" draw:layer="layout" svg:width="2.192cm" svg:height="1.4cm" svg:x="9.83cm" svg:y="9.65cm">
            <text:p text:style-name="P1"><text:span text:style-name="T10">Ні</text:span></text:p>
          </draw:rect>
          <draw:rect draw:style-name="gr5" draw:text-style-name="P8" draw:layer="layout" svg:width="2.191cm" svg:height="1.4cm" svg:x="6.7cm" svg:y="9.65cm">
            <text:p text:style-name="P1"><text:span text:style-name="T10">Так</text:span></text:p>
          </draw:rect>
        </draw:g>
        <draw:line draw:style-name="gr3" draw:text-style-name="P1" draw:layer="layout" svg:x1="16.7cm" svg:y1="7.062cm" svg:x2="19cm" svg:y2="8.2cm">
          <text:p/>
        </draw:line>
        <draw:g>
          <draw:rect draw:style-name="gr4" draw:text-style-name="P8" draw:layer="layout" svg:width="5.322cm" svg:height="2.8cm" svg:x="16.228cm" svg:y="8.199cm">
            <text:p text:style-name="P1"><text:span text:style-name="T10">Очі великі?</text:span></text:p>
          </draw:rect>
          <draw:rect draw:style-name="gr5" draw:text-style-name="P8" draw:layer="layout" svg:width="2.192cm" svg:height="1.4cm" svg:x="19.28cm" svg:y="9.549cm">
            <text:p text:style-name="P1"><text:span text:style-name="T10">Ні</text:span></text:p>
          </draw:rect>
          <draw:rect draw:style-name="gr5" draw:text-style-name="P8" draw:layer="layout" svg:width="2.191cm" svg:height="1.4cm" svg:x="16.15cm" svg:y="9.549cm">
            <text:p text:style-name="P1"><text:span text:style-name="T10">Так</text:span></text:p>
          </draw:rect>
        </draw:g>
        <draw:g>
          <draw:rect draw:style-name="gr4" draw:text-style-name="P8" draw:layer="layout" svg:width="5.322cm" svg:height="2.8cm" svg:x="2.078cm" svg:y="12.3cm">
            <text:p text:style-name="P1"><text:span text:style-name="T10">Жираф</text:span></text:p>
          </draw:rect>
          <draw:rect draw:style-name="gr5" draw:text-style-name="P8" draw:layer="layout" svg:width="2.192cm" svg:height="1.4cm" svg:x="5.13cm" svg:y="13.65cm">
            <text:p text:style-name="P1"><text:span text:style-name="T10">Ні</text:span></text:p>
          </draw:rect>
          <draw:rect draw:style-name="gr5" draw:text-style-name="P8" draw:layer="layout" svg:width="2.191cm" svg:height="1.4cm" svg:x="2cm" svg:y="13.65cm">
            <text:p text:style-name="P1"><text:span text:style-name="T10">Так</text:span></text:p>
          </draw:rect>
        </draw:g>
        <draw:line draw:style-name="gr3" draw:text-style-name="P1" draw:layer="layout" svg:x1="11.5cm" svg:y1="7.084cm" svg:x2="9.3cm" svg:y2="8.29cm">
          <text:p/>
        </draw:line>
        <draw:g>
          <draw:rect draw:style-name="gr4" draw:text-style-name="P8" draw:layer="layout" svg:width="5.322cm" svg:height="2.8cm" svg:x="8.028cm" svg:y="12.299cm">
            <text:p text:style-name="P1"><text:span text:style-name="T10">Змія</text:span></text:p>
          </draw:rect>
          <draw:rect draw:style-name="gr5" draw:text-style-name="P8" draw:layer="layout" svg:width="2.192cm" svg:height="1.4cm" svg:x="11.08cm" svg:y="13.649cm">
            <text:p text:style-name="P1"><text:span text:style-name="T10">Ні</text:span></text:p>
          </draw:rect>
          <draw:rect draw:style-name="gr5" draw:text-style-name="P8" draw:layer="layout" svg:width="2.191cm" svg:height="1.4cm" svg:x="7.95cm" svg:y="13.649cm">
            <text:p text:style-name="P1"><text:span text:style-name="T10">Так</text:span></text:p>
          </draw:rect>
        </draw:g>
        <draw:g>
          <draw:rect draw:style-name="gr4" draw:text-style-name="P8" draw:layer="layout" svg:width="5.322cm" svg:height="2.8cm" svg:x="15.028cm" svg:y="12.2cm">
            <text:p text:style-name="P1"><text:span text:style-name="T10">Сова</text:span></text:p>
          </draw:rect>
          <draw:rect draw:style-name="gr5" draw:text-style-name="P8" draw:layer="layout" svg:width="2.192cm" svg:height="1.4cm" svg:x="18.08cm" svg:y="13.55cm">
            <text:p text:style-name="P1"><text:span text:style-name="T10">Ні</text:span></text:p>
          </draw:rect>
          <draw:rect draw:style-name="gr5" draw:text-style-name="P8" draw:layer="layout" svg:width="2.191cm" svg:height="1.4cm" svg:x="14.95cm" svg:y="13.55cm">
            <text:p text:style-name="P1"><text:span text:style-name="T10">Так</text:span></text:p>
          </draw:rect>
        </draw:g>
        <draw:g>
          <draw:rect draw:style-name="gr4" draw:text-style-name="P8" draw:layer="layout" svg:width="5.322cm" svg:height="2.8cm" svg:x="20.978cm" svg:y="12.199cm">
            <text:p text:style-name="P1"><text:span text:style-name="T10">Слон</text:span></text:p>
          </draw:rect>
          <draw:rect draw:style-name="gr5" draw:text-style-name="P8" draw:layer="layout" svg:width="2.192cm" svg:height="1.4cm" svg:x="24.03cm" svg:y="13.549cm">
            <text:p text:style-name="P1"><text:span text:style-name="T10">Ні</text:span></text:p>
          </draw:rect>
          <draw:rect draw:style-name="gr5" draw:text-style-name="P8" draw:layer="layout" svg:width="2.191cm" svg:height="1.4cm" svg:x="20.9cm" svg:y="13.549cm">
            <text:p text:style-name="P1"><text:span text:style-name="T10">Так</text:span></text:p>
          </draw:rect>
        </draw:g>
        <draw:line draw:style-name="gr3" draw:text-style-name="P1" draw:layer="layout" svg:x1="11cm" svg:y1="11cm" svg:x2="11cm" svg:y2="12.299cm">
          <text:p/>
        </draw:line>
        <draw:line draw:style-name="gr3" draw:text-style-name="P1" draw:layer="layout" svg:x1="17.3cm" svg:y1="10.901cm" svg:x2="17.3cm" svg:y2="12.2cm">
          <text:p/>
        </draw:line>
        <draw:line draw:style-name="gr3" draw:text-style-name="P1" draw:layer="layout" svg:x1="21.5cm" svg:y1="10.973cm" svg:x2="23.8cm" svg:y2="12.2cm">
          <text:p/>
        </draw:line>
        <draw:g>
          <draw:rect draw:style-name="gr6" draw:text-style-name="P9" draw:layer="layout" svg:width="5.322cm" svg:height="2.8cm" svg:x="15.078cm" svg:y="16.3cm">
            <text:p text:style-name="P1"><text:span text:style-name="T14">Мишка</text:span></text:p>
          </draw:rect>
          <draw:rect draw:style-name="gr7" draw:text-style-name="P8" draw:layer="layout" svg:width="2.192cm" svg:height="1.4cm" svg:x="18.13cm" svg:y="17.65cm">
            <text:p text:style-name="P1"><text:span text:style-name="T10">Ні</text:span></text:p>
          </draw:rect>
          <draw:rect draw:style-name="gr7" draw:text-style-name="P8" draw:layer="layout" svg:width="2.191cm" svg:height="1.4cm" svg:x="15cm" svg:y="17.65cm">
            <text:p text:style-name="P1"><text:span text:style-name="T10">Так</text:span></text:p>
          </draw:rect>
        </draw:g>
        <draw:g>
          <draw:rect draw:style-name="gr6" draw:text-style-name="P9" draw:layer="layout" svg:width="5.322cm" svg:height="2.8cm" svg:x="20.878cm" svg:y="16.3cm">
            <text:p text:style-name="P1"><text:span text:style-name="T14">Слон</text:span></text:p>
          </draw:rect>
          <draw:rect draw:style-name="gr7" draw:text-style-name="P8" draw:layer="layout" svg:width="2.192cm" svg:height="1.4cm" svg:x="23.93cm" svg:y="17.65cm">
            <text:p text:style-name="P1"><text:span text:style-name="T10">Ні</text:span></text:p>
          </draw:rect>
          <draw:rect draw:style-name="gr7" draw:text-style-name="P8" draw:layer="layout" svg:width="2.191cm" svg:height="1.4cm" svg:x="20.8cm" svg:y="17.65cm">
            <text:p text:style-name="P1"><text:span text:style-name="T10">Так</text:span></text:p>
          </draw:rect>
        </draw:g>
        <draw:rect draw:style-name="gr8" draw:text-style-name="P10" draw:layer="layout" svg:width="6cm" svg:height="1cm" svg:x="20.6cm" svg:y="11.2cm">
          <text:p text:style-name="P1"><text:span text:style-name="T15">Живе в нірці</text:span></text:p>
        </draw:rect>
        <draw:line draw:style-name="gr9" draw:text-style-name="P1" draw:layer="layout" svg:x1="20.9cm" svg:y1="15cm" svg:x2="18.7cm" svg:y2="16.3cm">
          <text:p/>
        </draw:line>
        <draw:line draw:style-name="gr9" draw:text-style-name="P1" draw:layer="layout" svg:x1="25.1cm" svg:y1="15cm" svg:x2="25.1cm" svg:y2="16.299cm">
          <text:p/>
        </draw:line>
        <presentation:notes draw:style-name="dp2">
          <draw:page-thumbnail draw:style-name="gr1" draw:layer="layout" svg:width="13.706cm" svg:height="10.28cm" svg:x="3.647cm" svg:y="2.853cm" draw:page-number="15" presentation:class="page"/>
          <draw:frame presentation:style-name="pr3" draw:text-style-name="P6" draw:layer="layout" svg:width="14.518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uk" fo:country="U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e6e6e6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2" style:family="presentation" style:parent-style-name="lyt-darkblue-outline1">
      <style:paragraph-properties fo:margin-left="0cm" fo:margin-right="0cm" fo:margin-top="0cm" fo:margin-bottom="0cm" fo:text-indent="-0.8cm"/>
      <style:text-properties fo:font-size="28pt"/>
    </style:style>
    <style:style style:name="lyt-darkblue-outline3" style:family="presentation" style:parent-style-name="lyt-darkblue-outline2">
      <style:paragraph-properties fo:margin-left="0cm" fo:margin-right="0cm" fo:margin-top="0cm" fo:margin-bottom="0cm" fo:text-indent="-0.6cm"/>
      <style:text-properties fo:font-size="24pt"/>
    </style:style>
    <style:style style:name="lyt-darkblue-outline4" style:family="presentation" style:parent-style-name="lyt-darkblue-outline3">
      <style:paragraph-properties fo:margin-left="0cm" fo:margin-right="0cm" fo:margin-top="0cm" fo:margin-bottom="0cm" fo:text-indent="-0.6cm"/>
      <style:text-properties fo:font-size="20pt"/>
    </style:style>
    <style:style style:name="lyt-darkblue-outline5" style:family="presentation" style:parent-style-name="lyt-darkblue-outline4">
      <style:paragraph-properties fo:margin-left="0cm" fo:margin-right="0cm" fo:margin-top="0cm" fo:margin-bottom="0cm" fo:text-indent="-0.6cm"/>
      <style:text-properties fo:font-size="20pt"/>
    </style:style>
    <style:style style:name="lyt-darkblue-outline6" style:family="presentation" style:parent-style-name="lyt-darkblue-outline5">
      <style:paragraph-properties fo:margin-left="0cm" fo:margin-right="0cm" fo:margin-top="0cm" fo:margin-bottom="0cm" fo:text-indent="-0.6cm"/>
      <style:text-properties fo:font-size="20pt"/>
    </style:style>
    <style:style style:name="lyt-darkblue-outline7" style:family="presentation" style:parent-style-name="lyt-darkblue-outline6">
      <style:paragraph-properties fo:margin-left="0cm" fo:margin-right="0cm" fo:margin-top="0cm" fo:margin-bottom="0cm" fo:text-indent="-0.6cm"/>
      <style:text-properties fo:font-size="20pt"/>
    </style:style>
    <style:style style:name="lyt-darkblue-outline8" style:family="presentation" style:parent-style-name="lyt-darkblue-outline7">
      <style:paragraph-properties fo:margin-left="0cm" fo:margin-right="0cm" fo:margin-top="0cm" fo:margin-bottom="0cm" fo:text-indent="-0.6cm"/>
      <style:text-properties fo:font-size="20pt"/>
    </style:style>
    <style:style style:name="lyt-darkblue-outline9" style:family="presentation" style:parent-style-name="lyt-darkblue-outline8">
      <style:paragraph-properties fo:margin-left="0cm" fo:margin-right="0cm" fo:margin-top="0cm" fo:margin-bottom="0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24pt" fo:font-style="italic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lyt-darkblue" style:page-layout-name="PM1" draw:style-name="Mdp2">
      <draw:frame presentation:style-name="lyt-darkblue-title" draw:layer="backgroundobjects" svg:width="23.912cm" svg:height="3.507cm" svg:x="2.058cm" svg:y="0.784cm" presentation:class="title" presentation:placeholder="true">
        <draw:text-box/>
      </draw:frame>
      <draw:frame presentation:style-name="lyt-darkblue-outline1" draw:layer="backgroundobjects" svg:width="24.369cm" svg:height="13.715cm" svg:x="2.058cm" svg:y="5.453cm" presentation:class="outline" presentation:placeholder="true">
        <draw:text-box draw:corner-radius="0.001cm"/>
      </draw:frame>
      <draw:rect draw:style-name="Mgr3" draw:text-style-name="MP4" draw:layer="backgroundobjects" svg:width="25.987cm" svg:height="0.269cm" svg:x="2.014cm" svg:y="19.658cm">
        <text:p/>
      </draw:rect>
      <draw:rect draw:style-name="Mgr3" draw:text-style-name="MP4" draw:layer="backgroundobjects" svg:width="22.479cm" svg:height="0.269cm" svg:x="5.522cm" svg:y="20.248cm">
        <text:p/>
      </draw:rect>
      <presentation:notes style:page-layout-name="PM0">
        <draw:page-thumbnail presentation:style-name="lyt-darkblue-title" draw:layer="backgroundobjects" svg:width="13.706cm" svg:height="10.28cm" svg:x="3.647cm" svg:y="2.853cm" presentation:class="page"/>
        <draw:frame presentation:style-name="lyt-darkblue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Олександр Дрєєв</meta:initial-creator>
    <meta:creation-date>2012-11-01T17:35:35.61</meta:creation-date>
    <meta:editing-duration>PT3H4M6S</meta:editing-duration>
    <meta:editing-cycles>35</meta:editing-cycles>
    <dc:date>2012-11-11T19:09:16.23</dc:date>
    <dc:creator>Олександр Дрєєв</dc:creator>
    <meta:generator>OpenOffice.org/3.4$Win32 OpenOffice.org_project/340m1$Build-9590</meta:generator>
    <meta:document-statistic meta:object-count="140"/>
  </office:meta>
</office:document-meta>
</file>